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2" style:master-page-name="MasterPage2" style:family="paragraph" style:name="P3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4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4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4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7">
      <style:text-properties fo:font-weight="bold"/>
    </style:style>
    <style:style style:parent-style-name="662" style:family="paragraph" style:name="P4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8">
      <style:text-properties fo:font-weight="bold"/>
    </style:style>
    <style:style style:parent-style-name="662" style:family="paragraph" style:name="P4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69">
      <style:text-properties fo:font-weight="bold"/>
    </style:style>
    <style:style style:family="text" style:name="T70">
      <style:text-properties style:text-underline-type="none" style:text-underline-width="auto"/>
    </style:style>
    <style:style style:parent-style-name="662" style:family="paragraph" style:name="P4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4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4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4" style:family="paragraph" style:name="P4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1">
      <style:text-properties fo:font-weight="bold"/>
    </style:style>
    <style:style style:parent-style-name="664" style:family="paragraph" style:name="P49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2">
      <style:text-properties fo:font-weight="bold"/>
    </style:style>
    <style:style style:parent-style-name="662" style:family="paragraph" style:name="P5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3">
      <style:text-properties fo:font-weight="bold"/>
    </style:style>
    <style:style style:family="text" style:name="T74">
      <style:text-properties fo:font-weight="normal"/>
    </style:style>
    <style:style style:family="text" style:name="T75">
      <style:text-properties fo:font-weight="bold"/>
    </style:style>
    <style:style style:parent-style-name="662" style:family="paragraph" style:name="P5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5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53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6">
      <style:text-properties fo:font-weight="bold"/>
    </style:style>
    <style:style style:parent-style-name="662" style:family="paragraph" style:name="P5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55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77">
      <style:text-properties fo:font-weight="bold"/>
    </style:style>
    <style:style style:family="text" style:name="T78">
      <style:text-properties fo:font-style="italic"/>
    </style:style>
    <style:style style:parent-style-name="662" style:family="paragraph" style:name="P56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57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79">
      <style:text-properties fo:font-weight="bold"/>
    </style:style>
    <style:style style:family="text" style:name="T80">
      <style:text-properties fo:font-weight="bold"/>
    </style:style>
    <style:style style:parent-style-name="662" style:family="paragraph" style:name="P58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59">
      <style:paragraph-properties/>
      <style:text-properties fo:color="#000000" fo:font-family="Liberation Serif" style:font-family-asian="Noto Serif CJK SC" style:font-family-complex="Noto Sans Devanagari" fo:font-size="12pt" fo:language="es" fo:country="ES" fo:font-style="normal" fo:font-weight="normal"/>
    </style:style>
    <style:style style:family="text" style:name="T81">
      <style:text-properties fo:font-weight="bold"/>
    </style:style>
    <style:style style:family="text" style:name="T82">
      <style:text-properties fo:font-weight="normal"/>
    </style:style>
    <style:style style:family="text" style:name="T83">
      <style:text-properties fo:font-style="italic" fo:font-weight="normal"/>
    </style:style>
    <style:style style:family="text" style:name="T84">
      <style:text-properties fo:font-style="normal" fo:font-weight="normal"/>
    </style:style>
    <style:style style:family="text" style:name="T85">
      <style:text-properties fo:font-style="normal" fo:font-weight="bold"/>
    </style:style>
    <style:style style:family="text" style:name="T86">
      <style:text-properties fo:font-style="normal" fo:font-weight="normal"/>
    </style:style>
    <style:style style:family="text" style:name="T87">
      <style:text-properties fo:font-style="normal" fo:font-weight="normal"/>
    </style:style>
    <style:style style:family="text" style:name="T88">
      <style:text-properties fo:font-style="normal" fo:font-weight="normal"/>
    </style:style>
    <style:style style:family="text" style:name="T89">
      <style:text-properties fo:font-style="normal" fo:font-weight="normal"/>
    </style:style>
    <style:style style:parent-style-name="662" style:family="paragraph" style:name="P60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0">
      <style:text-properties fo:font-style="normal" fo:font-weight="normal"/>
    </style:style>
    <style:style style:parent-style-name="662" style:family="paragraph" style:name="P6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1">
      <style:text-properties fo:font-style="normal" fo:font-weight="bold"/>
    </style:style>
    <style:style style:family="text" style:name="T92">
      <style:text-properties fo:font-style="normal" fo:font-weight="normal"/>
    </style:style>
    <style:style style:family="text" style:name="T93">
      <style:text-properties fo:font-style="normal" style:text-underline-type="single" style:text-underline-style="solid" style:text-underline-width="auto" style:text-underline-color="font-color" fo:font-weight="normal"/>
    </style:style>
    <style:style style:parent-style-name="662" style:family="paragraph" style:name="P6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94">
      <style:text-properties fo:font-style="normal" fo:font-weight="normal"/>
    </style:style>
    <style:style style:parent-style-name="662" style:family="paragraph" style:name="P63">
      <style:paragraph-properties/>
      <style:text-properties fo:color="#000000" fo:font-family="Liberation Serif" style:font-family-asian="Noto Serif CJK SC" style:font-family-complex="Noto Sans Devanagari" fo:font-size="12pt" fo:language="es" fo:country="ES" fo:font-style="normal" fo:font-weight="normal"/>
    </style:style>
    <style:style style:family="text" style:name="T95">
      <style:text-properties fo:font-style="normal" fo:font-weight="normal"/>
    </style:style>
    <style:style style:family="text" style:name="T96">
      <style:text-properties fo:font-style="italic" fo:font-weight="normal"/>
    </style:style>
    <style:style style:family="text" style:name="T97">
      <style:text-properties fo:font-style="italic" fo:font-weight="normal"/>
    </style:style>
    <style:style style:family="text" style:name="T98">
      <style:text-properties fo:font-style="normal" fo:font-weight="normal"/>
    </style:style>
    <style:style style:family="text" style:name="T99">
      <style:text-properties fo:font-style="normal" fo:font-weight="bold"/>
    </style:style>
    <style:style style:family="text" style:name="T100">
      <style:text-properties fo:font-style="normal" fo:font-weight="normal"/>
    </style:style>
    <style:style style:parent-style-name="662" style:list-style-name="WWNum2" style:family="paragraph" style:name="P6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01">
      <style:text-properties fo:font-style="normal" fo:font-weight="normal"/>
    </style:style>
    <style:style style:family="text" style:name="T102">
      <style:text-properties fo:font-style="normal" fo:font-weight="normal"/>
    </style:style>
    <style:style style:parent-style-name="662" style:family="paragraph" style:name="P65">
      <style:paragraph-properties fo:margin-left="0cm" fo:text-indent="0cm"/>
      <style:text-properties fo:color="#000000" fo:font-family="Liberation Serif" style:font-family-asian="Noto Serif CJK SC" style:font-family-complex="Noto Sans Devanagari" fo:font-size="12pt" fo:language="es" fo:country="ES" fo:font-style="normal" style:text-underline-type="none" style:text-underline-width="auto" fo:font-weight="normal"/>
    </style:style>
    <style:style style:family="text" style:name="T103">
      <style:text-properties fo:font-style="normal" style:text-underline-type="single" style:text-underline-style="solid" style:text-underline-width="auto" style:text-underline-color="font-color" fo:font-weight="normal"/>
    </style:style>
    <style:style style:family="text" style:name="T104">
      <style:text-properties fo:font-style="normal" style:text-underline-type="none" style:text-underline-width="auto" fo:font-weight="normal"/>
    </style:style>
    <style:style style:family="text" style:name="T105">
      <style:text-properties fo:font-style="normal" style:text-underline-type="none" style:text-underline-width="auto" fo:font-weight="normal"/>
    </style:style>
    <style:style style:family="text" style:name="T106">
      <style:text-properties fo:font-style="normal" style:text-underline-type="none" style:text-underline-width="auto" fo:font-weight="normal"/>
    </style:style>
    <style:style style:family="text" style:name="T107">
      <style:text-properties fo:font-style="normal" style:text-underline-type="none" style:text-underline-width="auto" fo:font-weight="normal"/>
    </style:style>
    <style:style style:family="text" style:name="T108">
      <style:text-properties fo:font-style="normal" fo:font-weight="normal"/>
    </style:style>
    <style:style style:family="text" style:name="T109">
      <style:text-properties style:text-underline-type="none" style:text-underline-width="auto"/>
    </style:style>
    <style:style style:parent-style-name="662" style:family="paragraph" style:name="P66">
      <style:paragraph-properties fo:margin-left="0cm" fo:text-indent="0cm"/>
      <style:text-properties fo:color="#000000" fo:font-family="Liberation Serif" style:font-family-asian="Noto Serif CJK SC" style:font-family-complex="Noto Sans Devanagari" fo:font-size="12pt" fo:language="es" fo:country="ES" fo:font-style="normal" style:text-underline-type="none" style:text-underline-width="auto" fo:font-weight="bold"/>
    </style:style>
    <style:style style:family="text" style:name="T110">
      <style:text-properties fo:font-style="normal" style:text-underline-type="none" style:text-underline-width="auto" fo:font-weight="bold"/>
    </style:style>
    <style:style style:family="text" style:name="T111">
      <style:text-properties fo:font-style="normal" fo:font-weight="normal"/>
    </style:style>
    <style:style style:family="text" style:name="T112">
      <style:text-properties fo:font-style="normal" style:text-underline-type="none" style:text-underline-width="auto" fo:font-weight="normal"/>
    </style:style>
    <style:style style:family="text" style:name="T113">
      <style:text-properties style:text-underline-type="none" style:text-underline-width="auto" fo:font-weight="normal"/>
    </style:style>
    <style:style style:parent-style-name="662" style:list-style-name="WWNum3" style:family="paragraph" style:name="P67">
      <style:paragraph-properties/>
      <style:text-properties fo:color="#000000" fo:font-family="Liberation Serif" style:font-family-asian="Noto Serif CJK SC" style:font-family-complex="Noto Sans Devanagari" fo:font-size="12pt" fo:language="es" fo:country="ES" style:text-underline-type="none" style:text-underline-width="auto" fo:font-weight="normal"/>
    </style:style>
    <style:style style:family="text" style:name="T114">
      <style:text-properties style:text-underline-type="none" style:text-underline-width="auto" fo:font-weight="normal"/>
    </style:style>
    <style:style style:family="text" style:name="T115">
      <style:text-properties style:text-underline-type="none" style:text-underline-width="auto" fo:font-weight="normal"/>
    </style:style>
    <style:style style:family="text" style:name="T116">
      <style:text-properties style:text-underline-type="none" style:text-underline-width="auto" fo:font-weight="normal"/>
    </style:style>
    <style:style style:family="text" style:name="T117">
      <style:text-properties style:text-underline-type="none" style:text-underline-width="auto" fo:font-weight="normal"/>
    </style:style>
    <style:style style:parent-style-name="662" style:list-style-name="WWNum3" style:family="paragraph" style:name="P68">
      <style:paragraph-properties/>
      <style:text-properties fo:color="#000000" fo:font-family="Liberation Serif" style:font-family-asian="Noto Serif CJK SC" style:font-family-complex="Noto Sans Devanagari" fo:font-size="12pt" fo:language="es" fo:country="ES" style:text-underline-type="none" style:text-underline-width="auto" fo:font-weight="normal"/>
    </style:style>
    <style:style style:family="text" style:name="T118">
      <style:text-properties style:text-underline-type="none" style:text-underline-width="auto" fo:font-weight="normal"/>
    </style:style>
    <style:style style:family="text" style:name="T119">
      <style:text-properties style:text-underline-type="none" style:text-underline-width="auto" fo:font-weight="normal"/>
    </style:style>
    <style:style style:parent-style-name="662" style:family="paragraph" style:name="P69">
      <style:paragraph-properties fo:margin-left="0cm" fo:text-indent="0cm"/>
      <style:text-properties fo:color="#000000" fo:font-family="Liberation Serif" style:font-family-asian="Noto Serif CJK SC" style:font-family-complex="Noto Sans Devanagari" fo:font-size="12pt" fo:language="es" fo:country="ES" fo:font-style="normal" style:text-underline-type="none" style:text-underline-width="auto" fo:font-weight="normal"/>
    </style:style>
    <style:style style:family="text" style:name="T120">
      <style:text-properties style:text-underline-type="single" style:text-underline-style="solid" style:text-underline-width="auto" style:text-underline-color="font-color" fo:font-weight="normal"/>
    </style:style>
    <style:style style:family="text" style:name="T121">
      <style:text-properties style:text-underline-type="none" style:text-underline-width="auto" fo:font-weight="normal"/>
    </style:style>
    <style:style style:family="text" style:name="T122">
      <style:text-properties fo:font-style="italic" style:text-underline-type="none" style:text-underline-width="auto" fo:font-weight="normal"/>
    </style:style>
    <style:style style:family="text" style:name="T123">
      <style:text-properties fo:font-style="normal" style:text-underline-type="none" style:text-underline-width="auto" fo:font-weight="normal"/>
    </style:style>
    <style:style style:family="text" style:name="T124">
      <style:text-properties fo:font-style="normal" style:text-underline-type="none" style:text-underline-width="auto" fo:font-weight="normal"/>
    </style:style>
    <style:style style:family="text" style:name="T125">
      <style:text-properties fo:font-style="normal" style:text-underline-type="none" style:text-underline-width="auto" fo:font-weight="normal"/>
    </style:style>
    <style:style style:family="text" style:name="T126">
      <style:text-properties fo:font-style="normal" style:text-underline-type="none" style:text-underline-width="auto" fo:font-weight="normal"/>
    </style:style>
    <style:style style:family="text" style:name="T127">
      <style:text-properties fo:font-style="normal" style:text-underline-type="none" style:text-underline-width="auto" fo:font-weight="normal"/>
    </style:style>
    <style:style style:family="text" style:name="T128">
      <style:text-properties fo:font-style="normal" style:text-underline-type="none" style:text-underline-width="auto" fo:font-weight="normal"/>
    </style:style>
    <style:style style:family="text" style:name="T129">
      <style:text-properties fo:font-style="normal" style:text-underline-type="none" style:text-underline-width="auto" fo:font-weight="normal"/>
    </style:style>
    <style:style style:parent-style-name="662" style:family="paragraph" style:name="P70">
      <style:paragraph-properties fo:margin-left="0cm" fo:text-indent="0cm"/>
      <style:text-properties fo:color="#000000" fo:font-family="Liberation Serif" style:font-family-asian="Noto Serif CJK SC" style:font-family-complex="Noto Sans Devanagari" fo:font-size="12pt" fo:language="es" fo:country="ES" style:text-underline-type="none" style:text-underline-width="auto" fo:font-weight="normal"/>
    </style:style>
    <style:style style:family="text" style:name="T130">
      <style:text-properties fo:font-style="normal" style:text-underline-type="none" style:text-underline-width="auto" fo:font-weight="bold"/>
    </style:style>
    <style:style style:family="text" style:name="T131">
      <style:text-properties fo:font-style="normal" style:text-underline-type="none" style:text-underline-width="auto" fo:font-weight="bold"/>
    </style:style>
    <style:style style:parent-style-name="662" style:family="paragraph" style:name="P71">
      <style:paragraph-properties/>
      <style:text-properties fo:color="#000000" fo:font-family="Liberation Serif" style:font-family-asian="Noto Serif CJK SC" style:font-family-complex="Noto Sans Devanagari" fo:font-size="12pt" fo:language="es" fo:country="ES" fo:font-style="normal" fo:font-weight="normal"/>
    </style:style>
    <style:style style:family="text" style:name="T132">
      <style:text-properties fo:font-style="normal" fo:font-weight="bold"/>
    </style:style>
    <style:style style:family="text" style:name="T133">
      <style:text-properties fo:font-style="normal" fo:font-weight="normal"/>
    </style:style>
    <style:style style:parent-style-name="662" style:family="paragraph" style:name="P72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2" style:family="paragraph" style:name="P73">
      <style:paragraph-properties/>
      <style:text-properties fo:color="#000000" fo:font-family="Liberation Serif" style:font-family-asian="Noto Serif CJK SC" style:font-family-complex="Noto Sans Devanagari" fo:font-size="12pt" fo:language="es" fo:country="ES" fo:font-style="normal" fo:font-weight="normal"/>
    </style:style>
    <style:style style:family="text" style:name="T134">
      <style:text-properties fo:font-style="normal" fo:font-weight="normal"/>
    </style:style>
    <style:style style:parent-style-name="662" style:family="paragraph" style:name="P74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35">
      <style:text-properties fo:font-style="normal" fo:font-weight="normal"/>
    </style:style>
    <style:style style:parent-style-name="662" style:list-style-name="WWNum4" style:family="paragraph" style:name="P75">
      <style:paragraph-properties/>
      <style:text-properties fo:color="#000000" fo:font-family="Liberation Serif" style:font-family-asian="Noto Serif CJK SC" style:font-family-complex="Noto Sans Devanagari" fo:font-size="12pt" fo:language="es" fo:country="ES" fo:font-style="normal" fo:font-weight="normal"/>
    </style:style>
    <style:style style:family="text" style:name="T136">
      <style:text-properties fo:font-style="normal" fo:font-weight="normal"/>
    </style:style>
    <style:style style:family="text" style:name="T137">
      <style:text-properties fo:font-style="normal" fo:font-weight="normal"/>
    </style:style>
    <style:style style:parent-style-name="662" style:list-style-name="WWNum4" style:family="paragraph" style:name="P76">
      <style:paragraph-properties/>
      <style:text-properties fo:color="#000000" fo:font-family="Liberation Serif" style:font-family-asian="Noto Serif CJK SC" style:font-family-complex="Noto Sans Devanagari" fo:font-size="12pt" fo:language="es" fo:country="ES" fo:font-style="normal" fo:font-weight="normal"/>
    </style:style>
    <style:style style:family="text" style:name="T138">
      <style:text-properties fo:font-style="normal" fo:font-weight="normal"/>
    </style:style>
    <style:style style:family="text" style:name="T139">
      <style:text-properties fo:font-style="normal" fo:font-weight="normal"/>
    </style:style>
    <style:style style:family="text" style:name="T140">
      <style:text-properties fo:font-style="normal" fo:font-weight="normal"/>
    </style:style>
    <style:style style:parent-style-name="662" style:family="paragraph" style:name="P77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41">
      <style:text-properties fo:font-style="normal" fo:font-weight="normal"/>
    </style:style>
    <style:style style:parent-style-name="662" style:family="paragraph" style:name="P78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42">
      <style:text-properties fo:font-style="normal" fo:font-weight="bold"/>
    </style:style>
    <style:style style:family="text" style:name="T143">
      <style:text-properties fo:font-weight="bold"/>
    </style:style>
    <style:style style:parent-style-name="662" style:family="paragraph" style:name="P79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bold"/>
    </style:style>
    <style:style style:family="text" style:name="T144">
      <style:text-properties fo:font-style="normal" fo:font-weight="bold"/>
    </style:style>
    <style:style style:family="text" style:name="T145">
      <style:text-properties fo:font-weight="bold"/>
    </style:style>
    <style:style style:parent-style-name="662" style:family="paragraph" style:name="P80">
      <style:paragraph-properties/>
      <style:text-properties fo:color="#000000" fo:font-family="Liberation Serif" style:font-family-asian="Noto Serif CJK SC" style:font-family-complex="Noto Sans Devanagari" fo:font-size="12pt" fo:language="es" fo:country="ES" fo:font-weight="normal"/>
    </style:style>
    <style:style style:family="text" style:name="T146">
      <style:text-properties fo:font-style="normal" style:text-underline-type="single" style:text-underline-style="solid" style:text-underline-width="auto" style:text-underline-color="font-color" fo:font-weight="normal"/>
    </style:style>
    <style:style style:family="text" style:name="T147">
      <style:text-properties fo:font-style="normal" fo:font-weight="normal"/>
    </style:style>
    <style:style style:family="text" style:name="T148">
      <style:text-properties fo:font-style="normal" fo:font-weight="normal"/>
    </style:style>
    <style:style style:family="text" style:name="T149">
      <style:text-properties fo:font-weight="normal"/>
    </style:style>
    <style:style style:parent-style-name="662" style:family="paragraph" style:name="P8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family="text" style:name="T150">
      <style:text-properties fo:font-style="normal" fo:font-weight="normal"/>
    </style:style>
  </office:automatic-styles>
  <office:body>
    <office:text text:use-soft-page-breaks="true">
      <text:p text:style-name="P39"><text:span/><text:span/></text:p>
      <text:p text:style-name="P40"><text:span>A.</text:span><text:span/></text:p>
      <text:p text:style-name="P41"><text:span/><text:span/></text:p>
      <text:p text:style-name="P42"><text:span>- Etiqueta </text:span><text:span text:style-name="T67">fin</text:span><text:span>: pos de memoria 0x14</text:span><text:span/></text:p>
      <text:p text:style-name="P43"><text:span>- Etiqueta </text:span><text:span text:style-name="T68">resta</text:span><text:span>: pos de memoria 0x18</text:span><text:span/></text:p>
      <text:p text:style-name="P44"><text:span>- Etiqueta </text:span><text:span text:style-name="T69">sigo</text:span><text:span>: pos de memoria </text:span><text:span text:style-name="T70">0x20</text:span><text:span/></text:p>
      <text:p text:style-name="P45"><text:span/><text:span/></text:p>
      <text:p text:style-name="P46"><text:span>B.</text:span><text:span/></text:p>
      <text:p text:style-name="P47"><text:span/><text:span/></text:p>
      <text:p text:style-name="P48"><text:span text:style-name="T71">resta</text:span><text:span>:<text:s text:c="2"/>0x10 → 0x18 → 0x20 (sigo)</text:span><text:span/></text:p>
      <text:p text:style-name="P49"><text:span text:style-name="T72">sigo</text:span><text:span>: 0x20 →<text:s text:c="2"/>0x18 → 0x14 (fin) y termina</text:span><text:span/></text:p>
      <text:p text:style-name="P50"><text:span text:style-name="T73">fin</text:span><text:span text:style-name="T74">: 0x1c → 0x20</text:span><text:span text:style-name="T75"/></text:p>
      <text:p text:style-name="P51"><text:span/><text:span/></text:p>
      <text:p text:style-name="P52"><text:span/><text:span/></text:p>
      <text:p text:style-name="P53"><text:span text:style-name="T76">E</text:span><text:span>. </text:span><text:span/></text:p>
      <text:p text:style-name="P54"><text:span/><text:span/></text:p>
      <text:p text:style-name="P55"><text:span>El valor final de </text:span><text:span text:style-name="T77">a_{1}</text:span><text:span> es </text:span><text:span text:style-name="T78">2114</text:span><text:span> ya que el mismo nunca se modifica a lo largo del ciclo.</text:span><text:span/></text:p>
      <text:p text:style-name="P56"><text:span/><text:span/></text:p>
      <text:p text:style-name="P57"><text:span text:style-name="T79">F.</text:span><text:span text:style-name="T80"/></text:p>
      <text:p text:style-name="P58"><text:span/><text:span/></text:p>
      <text:p text:style-name="P59"><text:span>El valor final de </text:span><text:span text:style-name="T81">PC</text:span><text:span text:style-name="T82"> es </text:span><text:span text:style-name="T83">0x14</text:span><text:span text:style-name="T84"> ya que a partir de ahí comienza el bucle de </text:span><text:span text:style-name="T85">fin</text:span><text:span text:style-name="T86">.</text:span><text:span text:style-name="T87"> El ciclo se ejecuta hasta que a_{0} == 0, al ser a_{0} = 4228 y a_{1} = 2114 la resta se ejecuta dos veces y termina cuando se salta a fin.</text:span><text:span text:style-name="T88"/><text:span text:style-name="T89"/></text:p>
      <text:p text:style-name="P60"><text:span text:style-name="T90"/><text:span/></text:p>
      <text:p text:style-name="P61"><text:span text:style-name="T91">C</text:span><text:span text:style-name="T92">. </text:span><text:span text:style-name="T93"/><text:span/></text:p>
      <text:p text:style-name="P62"><text:span text:style-name="T94"/><text:span/></text:p>
      <text:p text:style-name="P63"><text:span text:style-name="T95">li es una </text:span><text:span text:style-name="T96">pseudoinstrucci</text:span><text:span text:style-name="T97">ón </text:span><text:span text:style-name="T98">que, </text:span><text:span text:style-name="T99">si el valor inmediato entra en 12 bits, es lo mismo que hacer addi</text:span><text:span text:style-name="T100">. Entonces, li se comporta como:</text:span><text:span/></text:p>
      <text:list text:style-name="WWNum2" text:continue-numbering="true">
        <text:list-item>
          <text:p text:style-name="P64"><text:span text:style-name="T101">addi x5, x0, 42 </text:span><text:span text:style-name="T102"/></text:p>
        </text:list-item>
      </text:list>
      <text:p text:style-name="P65"><text:span text:style-name="T103">Rango de li cuando usa solamente addi</text:span><text:span text:style-name="T104">: </text:span><text:span text:style-name="T105">12 bits en complemento a 2 -&gt; [-2048, 2047].</text:span><text:span/><text:span text:style-name="T106"/><text:span text:style-name="T107"/><text:span text:style-name="T108"/><text:span/><text:span text:style-name="T109"/></text:p>
      <text:p text:style-name="P66"><text:span text:style-name="T110">Si el valor inmediato NO entra en 12 bits, li se traduce en lui y luego addi. </text:span><text:span text:style-name="T111">Entonces li se comporta como:</text:span><text:span text:style-name="T112"/><text:span text:style-name="T113"/></text:p>
      <text:list text:style-name="WWNum3" text:continue-numbering="true">
        <text:list-item>
          <text:p text:style-name="P67"><text:span text:style-name="T114"/><text:span text:style-name="T115">lui x5, 0x1</text:span><text:span text:style-name="T116"/><text:span text:style-name="T117"/></text:p>
        </text:list-item>
        <text:list-item>
          <text:p text:style-name="P68"><text:span text:style-name="T118">addi x5, x5, 132</text:span><text:span text:style-name="T119"/></text:p>
        </text:list-item>
      </text:list>
      <text:p text:style-name="P69"><text:span text:style-name="T120">Rango de li cuando se usa lui+addi</text:span><text:span text:style-name="T121">: Se puede cargar </text:span><text:span text:style-name="T122">cualquier </text:span><text:span text:style-name="T123">valor entero de 32 bits con signo, ya que lui carga los 20bits m</text:span><text:span text:style-name="T124">ás altos y addi los 12 bits bajos con un valor con signo. Por lo tanto, el rango en decimal es [-2</text:span><text:span text:style-name="T125">³</text:span><text:span text:style-name="T126">¹, 2</text:span><text:span text:style-name="T127">³</text:span><text:span text:style-name="T128">¹-1]</text:span><text:span text:style-name="T129"/></text:p>
      <text:p text:style-name="P70"><text:span text:style-name="T130"/><text:span text:style-name="T131"/></text:p>
      <text:p text:style-name="P71"><text:span text:style-name="T132">D</text:span><text:span text:style-name="T133">.</text:span><text:span/></text:p>
      <text:p text:style-name="P72"><text:span/><text:span/></text:p>
      <text:p text:style-name="P73"><text:span text:style-name="T134">Los imm de 12 bits se manejan con li, que cuando imm &gt; 12 bits combina lui y addi para cargar el valor. lui carga los 20 bits altos y addi los 12 bits bajos con un valor con signo. Ejemplo:</text:span><text:span/></text:p>
      <text:p text:style-name="P74"><text:span text:style-name="T135">li a_{0},<text:s text:c="2"/>4228:</text:span><text:span/></text:p>
      <text:list text:style-name="WWNum4" text:continue-numbering="true">
        <text:list-item>
          <text:p text:style-name="P75"><text:span text:style-name="T136"> lui a_{0}, 1<text:s text:c="3"/><text:tab/><text:tab/><text:s text:c="3"/>-&gt; a0 = 0x1000 = 4096</text:span><text:span text:style-name="T137"/></text:p>
        </text:list-item>
        <text:list-item>
          <text:p text:style-name="P76"><text:span text:style-name="T138"/><text:span text:style-name="T139">addi a_{0}, a_{0}, 132 -&gt; a_{0} = 4096 + 132 = 4228</text:span><text:span text:style-name="T140"/><text:span/></text:p>
        </text:list-item>
      </text:list>
      <text:p text:style-name="P77"><text:span text:style-name="T141"/><text:span/></text:p>
      <text:p text:style-name="P78"><text:span text:style-name="T142">H.</text:span><text:span text:style-name="T143"/></text:p>
      <text:p text:style-name="P79"><text:span text:style-name="T144"/><text:span text:style-name="T145"/></text:p>
      <text:p text:style-name="P80"><text:span text:style-name="T146">Instrucción modificada</text:span><text:span text:style-name="T147">: srai a1, a0, 1. Srai realiza un shift a la derecha aritm</text:span><text:span text:style-name="T148">ético, es decir que divide por 2 si a_{0} es positivo</text:span><text:span text:style-name="T149"/></text:p>
      <text:p text:style-name="P81"><text:span text:style-name="T15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SC" style:font-family-complex="Noto Sans Devanagari" fo:font-size="12pt" fo:language="es" fo:country="ES"/>
    </style:style>
    <style:style style:parent-style-name="661" style:display-name="Standard" style:family="paragraph" style:name="662">
      <style:paragraph-properties/>
      <style:text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SC" style:font-family-complex="Noto Sans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  <style:text-properties/>
    </style:style>
    <style:style style:parent-style-name="664" style:display-name="List" style:family="paragraph" style:name="665">
      <style:paragraph-properties/>
      <style:text-properties style:font-family-complex="Noto Sans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Noto Sans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Noto Sans Devanagari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Arial" style:font-family-asian="Arial" style:font-family-complex="Aria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Arial" style:font-family-asian="Arial" style:font-family-complex="Aria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Arial" style:font-family-asian="Arial" style:font-family-complex="Aria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  <meta:creation-date>2025-05-22T22:55:23Z</meta:creation-date>
  </office:meta>
</office:document-meta>
</file>